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8035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2.8307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1.9508in"/>
    </style:style>
    <style:style style:name="co13" style:family="table-column">
      <style:table-column-properties fo:break-before="auto" style:column-width="1.9618in"/>
    </style:style>
    <style:style style:name="co14" style:family="table-column">
      <style:table-column-properties fo:break-before="auto" style:column-width="3.3555in"/>
    </style:style>
    <style:style style:name="co15" style:family="table-column">
      <style:table-column-properties fo:break-before="auto" style:column-width="3.5736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fo:background-color="#ffff00" fo:padding="0.028in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243" table:default-cell-style-name="ce5"/>
        <table:table-row table:style-name="ro1">
          <table:table-cell table:style-name="ce1" office:value-type="string" calcext:value-type="string">
            <text:p>project_name</text:p>
          </table:table-cell>
          <table:table-cell table:style-name="ce6" office:value-type="string" calcext:value-type="string">
            <text:p>project_description</text:p>
          </table:table-cell>
          <table:table-cell office:value-type="string" calcext:value-type="string">
            <text:p>taxonomy_name</text:p>
          </table:table-cell>
          <table:table-cell table:style-name="ce1" office:value-type="string" calcext:value-type="string">
            <text:p>background_strain</text:p>
          </table:table-cell>
          <table:table-cell office:value-type="string" calcext:value-type="string">
            <text:p>transgenic_line_name</text:p>
          </table:table-cell>
          <table:table-cell office:value-type="string" calcext:value-type="string">
            <text:p>age</text:p>
          </table:table-cell>
          <table:table-cell table:style-name="ce6" office:value-type="string" calcext:value-type="string">
            <text:p>age_unit</text:p>
          </table:table-cell>
          <table:table-cell table:style-name="ce6" office:value-type="string" calcext:value-type="string">
            <text:p>sex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_substructure</text:p>
          </table:table-cell>
          <table:table-cell office:value-type="string" calcext:value-type="string">
            <text:p>assay</text:p>
          </table:table-cell>
          <table:table-cell table:style-name="ce6" office:value-type="string" calcext:value-type="string">
            <text:p>slicing_direction</text:p>
          </table:table-cell>
          <table:table-cell table:style-name="ce6" office:value-type="string" calcext:value-type="string">
            <text:p>processing_level</text:p>
          </table:table-cell>
          <table:table-cell table:style-name="ce6" office:value-type="string" calcext:value-type="string">
            <text:p>image_map_style</text:p>
          </table:table-cell>
          <table:table-cell table:style-name="ce1" office:value-type="string" calcext:value-type="string">
            <text:p>image_filename_pattern</text:p>
          </table:table-cell>
          <table:table-cell table:style-name="ce6" office:value-type="string" calcext:value-type="string">
            <text:p>directory</text:p>
          </table:table-cell>
          <table:table-cell table:number-columns-repeated="241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0711-02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0711-03B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0711-04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0711-05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0811-01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0811-02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0829-01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0829-02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0910-01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0911-01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0911-02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0917-01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101-01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101-02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102-01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116-01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116-02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116-03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116-04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117-01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117-02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117-03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117-04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120-01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120-02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120-04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120-05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130-01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130-02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205-01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205-02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219-01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221-01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221-02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221-03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71221-04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80125-01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80125-02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80125-03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Default"/>
          <table:table-cell table:style-name="ce4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80130-01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80130-02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80131-02A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7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7"/>
          <table:table-cell table:number-columns-repeated="3" table:style-name="ce7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office:value-type="string" calcext:value-type="string">
            <text:p>./SW180202-01A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F_334940_171021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F_339862_171103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F_350659_171109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F_350660_171110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F_350661_171112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M_334939_171011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M_339857_171023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M_339858_171024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M_372144_180226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tgf-T2A_Ai75_F_358522_180223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tgf-T2A_Ai75_F_358524_180224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Gad2_Ai75_F_349259_180218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Gad2_Ai75_M_335960_171003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Gad2_Ai75_M_349252_180215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Gad2_Ai75_M_349254_180217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278849_170304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295239_170302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295240_170303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302251_170401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313509_170515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315140_170517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315683_170520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315684_170521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M_302246_170330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M_313506_170510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M_313508_170514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M_324084_170926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M_333876_171002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M_339089_180222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Rbp4_Ai75_M_361755_180106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Rorb_Ai75_M_343201_171020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F_30468_170426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F_30470_170505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F_316791_170602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F_316792_170603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F_329580_171001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M_306463_170420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M_306464_170418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M_324459_170927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M_329589_170929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M_339635_180219</text:p>
          </table:table-cell>
          <table:table-cell table:number-columns-repeated="243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8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0"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Tlx3_Ai75_M_361897_180125</text:p>
          </table:table-cell>
          <table:table-cell table:number-columns-repeated="243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/Agouti/Swiss</text:p>
          </table:table-cell>
          <table:table-cell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1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60611_KM_PlexinAi14_male72_processed</text:p>
          </table:table-cell>
          <table:table-cell table:number-columns-repeated="243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1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60908_KM_Tle4Ai14male2mo_processed</text:p>
          </table:table-cell>
          <table:table-cell table:number-columns-repeated="243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1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0112_KM_Fezfh2bGFPfemale_processed</text:p>
          </table:table-cell>
          <table:table-cell table:number-columns-repeated="243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1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0114_KM_Fezfh2bgfpmale_processed</text:p>
          </table:table-cell>
          <table:table-cell table:number-columns-repeated="243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1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0504_KM_FezfAi14female_processed</text:p>
          </table:table-cell>
          <table:table-cell table:number-columns-repeated="243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1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0506_KM_PlexLSLflpS1ABC1female_processed</text:p>
          </table:table-cell>
          <table:table-cell table:number-columns-repeated="243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1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0807_KM_PlexinSnapLSL-EGFPmale_processed</text:p>
          </table:table-cell>
          <table:table-cell table:number-columns-repeated="243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1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0829_KM_Tle4_snap25EGFPrun2_processed</text:p>
          </table:table-cell>
          <table:table-cell table:number-columns-repeated="243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1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0928_KM_Foxp2-cres1inj_processed</text:p>
          </table:table-cell>
          <table:table-cell table:number-columns-repeated="243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1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03_KM_Foxp2s1abcmale_processed</text:p>
          </table:table-cell>
          <table:table-cell table:number-columns-repeated="243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1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05_KM_Foxp2Cres1abcmale_processed</text:p>
          </table:table-cell>
          <table:table-cell table:number-columns-repeated="243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1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07_KM_Tle4Snap25egfpmale_processed</text:p>
          </table:table-cell>
          <table:table-cell table:number-columns-repeated="243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1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14_KM_Tcergh2bGFPfemale_processed</text:p>
          </table:table-cell>
          <table:table-cell table:number-columns-repeated="243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1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15_KM_Tcergh2bGFPfemale_processed</text:p>
          </table:table-cell>
          <table:table-cell table:number-columns-repeated="243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1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17_KM_Tcergh2bGFPfemale_processed</text:p>
          </table:table-cell>
          <table:table-cell table:number-columns-repeated="243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1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20_KM_Tcergh2bGFPmale_processed</text:p>
          </table:table-cell>
          <table:table-cell table:number-columns-repeated="243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1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22_KM_Tcergh2bGFPfemale_processed</text:p>
          </table:table-cell>
          <table:table-cell table:number-columns-repeated="243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7" office:value-type="string" calcext:value-type="string">
            <text:p>Brain</text:p>
          </table:table-cell>
          <table:table-cell table:style-name="ce4"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table:style-name="ce11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24_KM_Tcergh2bGFPfe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A930038C07Rik-Tg1-Cr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612/0500368612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A930038C07Rik-Tg1-Cr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666/0500368666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hat-IRES-Cre-neo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3086/0500373086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hat-IRES-Cre-neo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3257/0500373257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582/0500368582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842/0500370842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2267/0500372267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669/0500368669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963/0500368963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523/0500370523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163/0500371163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2819/0500372819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2519/0500372519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Grik4-Cr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3425/0500373425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Grik4-Cr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970/0500371970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Grik4-Cr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672/0500368672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Nr5a1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943/0500369943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Ntsr1-Cre_GN22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3185/0500373185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Ntsr1-Cre_GN22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844/0500370844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Penk-IRES2-Cre-ne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558/0500368558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Penk-IRES2-Cre-ne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678/0500368678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Pvalb-IRES-Cr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184/0500370184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687/0500369687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159/0500371159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309/0500370309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266/0500369266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824/0500370824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804/0500370804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cnn1a-Tg3-C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183/0500371183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epw1-Cre_NP3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560/0500368560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epw1-Cre_NP3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562/0500368562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im1-Cre_KJ1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984/0500371984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im1-Cre_KJ1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769/0500371769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17a6-IRES-C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021/0500369021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17a6-IRES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513/0500369513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17a6-IRES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881/0500369881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17a6-IRES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433/0500370433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17a6-IRES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884/0500370884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32a1-IRES-C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512/0500370512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32a1-IRES-Cr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762/0500370762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6a5-Cre_KF10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934/0500370934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6a5-Cre_KF10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3300/0500373300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6a5-Cre_KF10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3369/0500373369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6a5-Cre_KF10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598/0500368598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st-IRES-C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125/0500371125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st-IRES-C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2631/0500372631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st-IRES-C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915/0500368915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st-IRES-Cr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2194/0500372194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yt6-Cre_KI14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158/0500369158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yt6-Cre_KI14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2068/0500372068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yt6-Cre_KI14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3088/0500373088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yt6-Cre_KI14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781/0500371781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Tac1-IRES2-C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780/0500370780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Tac1-IRES2-Cr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714/0500370714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Th-Cre_FI17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605/0500371605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Tlx3-Cre_PL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967/0500371967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Tlx3-Cre_PL5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607/0500370607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802/0500369802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946/0500369946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949/0500369949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2781/0500372781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650/0500371650-0INDEX.jp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7" office:value-type="string" calcext:value-type="string">
            <text:p>Brain</text:p>
          </table:table-cell>
          <table:table-cell/>
          <table:table-cell table:style-name="ce9" office:value-type="string" calcext:value-type="string">
            <text:p>Serial two-photon tomography (STP)</text:p>
          </table:table-cell>
          <table:table-cell table:style-name="ce9" office:value-type="string" calcext:value-type="string">
            <text:p>Coronal </text:p>
          </table:table-cell>
          <table:table-cell table:number-columns-repeated="2" table:style-name="ce7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865/0500368865-0INDEX.jp2</text:p>
          </table:table-cell>
          <table:table-cell table:number-columns-repeated="243"/>
        </table:table-row>
        <table:table-row table:style-name="ro1" table:number-rows-repeated="1048390">
          <table:table-cell table:number-columns-repeated="259"/>
        </table:table-row>
        <table:table-row table:style-name="ro2" table:number-rows-repeated="18">
          <table:table-cell table:number-columns-repeated="259"/>
        </table:table-row>
        <table:table-row table:style-name="ro2">
          <table:table-cell table:number-columns-repeated="2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5:19:10.392828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2:02:17.067027800</meta:creation-date>
    <dc:creator>jacob </dc:creator>
    <dc:date>2018-07-24T15:28:56.341146453</dc:date>
    <meta:editing-cycles>17</meta:editing-cycles>
    <meta:editing-duration>PT59M</meta:editing-duration>
    <meta:generator>LibreOffice/4.2.8.2$Linux_X86_64 LibreOffice_project/420m0$Build-2</meta:generator>
    <meta:document-statistic meta:table-count="1" meta:cell-count="2090" meta:object-count="0"/>
  </office:meta>
</office:document-meta>
</file>